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152.96pt"/>
    </style:style>
    <style:style style:name="co74" style:family="table-column">
      <style:table-column-properties fo:break-before="auto" style:column-width="55.16pt"/>
    </style:style>
    <style:style style:name="co7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ce5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office:value-type="currency" office:currency="USD" office:value="2523" calcext:value-type="currency">
            <text:p>$2,523.00</text:p>
          </table:table-cell>
          <table:table-cell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office:value-type="currency" office:currency="USD" office:value="1379" calcext:value-type="currency">
            <text:p>$1,379.00</text:p>
          </table:table-cell>
          <table:table-cell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office:value-type="currency" office:currency="USD" office:value="451.96" calcext:value-type="currency">
            <text:p>$451.96</text:p>
          </table:table-cell>
          <table:table-cell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</text:p>
          </table:table-cell>
          <table:table-cell/>
          <table:table-cell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office:value-type="currency" office:currency="USD" office:value="464.29" calcext:value-type="currency">
            <text:p>$464.29</text:p>
          </table:table-cell>
          <table:table-cell/>
        </table:table-row>
        <table:table-row table:style-name="ro1">
          <table:table-cell office:value-type="string" calcext:value-type="string">
            <text:p>Transport to Hotel</text:p>
          </table:table-cell>
          <table:table-cell office:value-type="string" calcext:value-type="string">
            <text:p>Wingz</text:p>
          </table:table-cell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06:37:20.892782949</dc:date>
    <meta:editing-duration>P16DT22H51M4S</meta:editing-duration>
    <meta:editing-cycles>332</meta:editing-cycles>
    <meta:generator>LibreOffice/5.1.6.2$Linux_X86_64 LibreOffice_project/10m0$Build-2</meta:generator>
    <meta:document-statistic meta:table-count="9" meta:cell-count="4922" meta:object-count="0"/>
  </office:meta>
</office:document-meta>
</file>